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ch.execut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Patch.setFailOnError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ch.setPatchfile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tch.setDir( File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ch.setDestfile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ch.setQuiet( boolean q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ch.setIgnorewhitespace( boolean igno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ch.setBackups( boolean backu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ch.setOriginal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ch.setReverse( boolean 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ch.setStrip( int nu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